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Droid Sans Mono" svg:font-family="Droid Sans Mono"/>
  </office:font-face-decls>
  <office:automatic-styles>
    <style:style style:family="text" style:name="T1" style:display-name="T1">
      <style:text-properties fo:font-size="12pt" fo:font-weight="bold"/>
    </style:style>
    <style:style style:family="text" style:name="T2" style:display-name="T2">
      <style:text-properties fo:font-weight="bold"/>
    </style:style>
    <style:style style:family="text" style:name="T3" style:display-name="T3">
      <style:text-properties fo:color="#000000" style:font-name="Droid Sans Mono" fo:font-size="10pt" fo:language="en" fo:country="US" fo:font-weight="normal" text:display="true" fo:text-transform="none"/>
    </style:style>
    <style:style style:family="text" style:name="T4" style:display-name="T4">
      <style:text-properties fo:color="#000000" style:font-name="Droid Sans Mono" fo:font-size="10pt" fo:language="en" fo:country="US" fo:font-weight="bold" text:display="true" fo:text-transform="none"/>
    </style:style>
    <style:style style:family="text" style:name="T5" style:display-name="T5">
      <style:text-properties fo:color="#333333" fo:font-weight="normal" fo:text-transform="none"/>
    </style:style>
    <style:style style:family="text" style:name="T6" style:display-name="T6">
      <style:text-properties style:font-name="Droid Sans Mono" fo:font-size="9pt"/>
    </style:style>
    <style:style style:family="text" style:name="T7" style:display-name="T7">
      <style:text-properties fo:font-size="10pt" fo:font-weight="normal"/>
    </style:style>
    <style:style style:family="paragraph" style:name="P10" style:display-name="P10" style:parent-style-name="Preformatted-Text" style:list-style-name="L3">
      <style:paragraph-properties fo:text-indent="0.000000cm" fo:margin-left="4.318000cm"/>
    </style:style>
    <style:style style:family="paragraph" style:name="P11" style:display-name="P11" style:parent-style-name="Preformatted-Text" style:list-style-name="L3">
      <style:paragraph-properties fo:text-indent="0.000000cm" fo:margin-left="5.588000cm"/>
    </style:style>
    <style:style style:family="paragraph" style:name="P12" style:display-name="P12" style:parent-style-name="Preformatted-Text" style:list-style-name="L4">
      <style:paragraph-properties fo:text-indent="0.000000cm" fo:margin-left="0.508000cm"/>
    </style:style>
    <style:style style:family="paragraph" style:name="P13" style:display-name="P13" style:parent-style-name="Preformatted-Text" style:list-style-name="L5">
      <style:paragraph-properties fo:text-indent="0.000000cm" fo:margin-left="0.508000cm"/>
    </style:style>
    <style:style style:family="paragraph" style:name="P1" style:display-name="P1" style:parent-style-name="Preformatted-Text">
      <style:paragraph-properties fo:text-align="center"/>
    </style:style>
    <style:style style:family="paragraph" style:name="P2" style:display-name="P2" style:parent-style-name="Preformatted-Text">
      <style:paragraph-properties fo:text-align="center"/>
      <style:text-properties fo:font-size="20pt" fo:font-weight="normal"/>
    </style:style>
    <style:style style:family="paragraph" style:name="P3" style:display-name="P3" style:parent-style-name="Preformatted-Text">
      <style:paragraph-properties fo:text-align="center"/>
      <style:text-properties fo:font-size="14pt"/>
    </style:style>
    <style:style style:family="paragraph" style:name="P4" style:display-name="P4" style:parent-style-name="Preformatted-Text">
      <style:paragraph-properties fo:text-align="center"/>
      <style:text-properties fo:font-size="16pt" fo:font-weight="bold"/>
    </style:style>
    <style:style style:family="paragraph" style:name="P5" style:display-name="P5" style:list-style-name="L1">
      <style:paragraph-properties fo:text-indent="0.000000cm" fo:margin-left="0.635000cm" fo:margin-top="0in" fo:margin-bottom="0in" style:writing-mode="lr"/>
      <style:text-properties style:font-name="Droid Sans Mono" fo:font-size="10pt" fo:language="en" fo:country="US"/>
    </style:style>
    <style:style style:family="paragraph" style:name="P6" style:display-name="P6" style:list-style-name="L2">
      <style:paragraph-properties fo:text-indent="0.000000cm" fo:margin-left="0.635000cm" fo:margin-top="0in" fo:margin-bottom="0in" style:writing-mode="lr"/>
      <style:text-properties style:font-name="Droid Sans Mono" fo:font-size="10pt" fo:language="en" fo:country="US"/>
    </style:style>
    <style:style style:family="paragraph" style:name="P7" style:display-name="P7" style:parent-style-name="Preformatted-Text" style:list-style-name="L3">
      <style:paragraph-properties fo:text-indent="0.000000cm" fo:margin-left="0.508000cm"/>
    </style:style>
    <style:style style:family="paragraph" style:name="P8" style:display-name="P8" style:parent-style-name="Preformatted-Text" style:list-style-name="L3">
      <style:paragraph-properties fo:text-indent="0.000000cm" fo:margin-left="1.778000cm"/>
    </style:style>
    <style:style style:family="paragraph" style:name="P9" style:display-name="P9" style:parent-style-name="Preformatted-Text" style:list-style-name="L3">
      <style:paragraph-properties fo:text-indent="0.000000cm" fo:margin-left="3.048000cm"/>
    </style:style>
    <style:style style:family="paragraph" style:name="P16" style:display-name="P16">
      <style:paragraph-properties fo:text-align="left" fo:text-indent="0in" fo:margin-left="0in" fo:margin-top="0in" fo:margin-bottom="0in" style:writing-mode="lr"/>
      <style:text-properties style:font-name="Droid Sans Mono" fo:font-size="10pt" fo:language="en" fo:country="US"/>
    </style:style>
    <style:style style:family="paragraph" style:name="P14" style:display-name="P14" style:list-style-name="L6">
      <style:paragraph-properties fo:text-indent="0.000000cm" fo:margin-left="0.635000cm" fo:margin-top="0in" fo:margin-bottom="0in" style:writing-mode="lr"/>
      <style:text-properties style:font-name="Droid Sans Mono" fo:font-size="10pt" fo:language="en" fo:country="US"/>
    </style:style>
    <style:style style:family="paragraph" style:name="P18" style:display-name="P18" style:parent-style-name="Preformatted-Text" style:list-style-name="L7">
      <style:paragraph-properties fo:text-indent="0.000000cm" fo:margin-left="0.508000cm"/>
    </style:style>
    <style:style style:family="paragraph" style:name="P15" style:display-name="P15" style:list-style-name="L6">
      <style:paragraph-properties fo:text-indent="0.000000cm" fo:margin-left="0.635000cm" fo:margin-top="0in" fo:margin-bottom="0in" style:writing-mode="lr">
        <style:tab-stops>
          <style:tab-stop style:type="left" style:position="4.342361in"/>
        </style:tab-stops>
      </style:paragraph-properties>
      <style:text-properties style:font-name="Droid Sans Mono" fo:font-size="10pt" fo:language="en" fo:country="US"/>
    </style:style>
    <style:style style:family="paragraph" style:name="P19" style:display-name="P19" style:parent-style-name="Preformatted-Text" style:list-style-name="L7">
      <style:paragraph-properties fo:text-indent="0.000000cm" fo:margin-left="1.778000cm"/>
    </style:style>
    <style:style style:family="paragraph" style:name="P17" style:display-name="P17" style:parent-style-name="Text-body">
      <style:paragraph-properties fo:text-align="center" fo:text-indent="0in" fo:margin-left="0in"/>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bullet text:level="1" text:bullet-char="•">
        <style:list-level-properties fo:text-indent="0.000000cm" text:space-before="0cm" text:min-label-width="0.635000cm" fo:margin-left="0.635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level-style-bullet text:level="2" text:bullet-char="•">
        <style:list-level-properties fo:text-indent="0.000000cm" text:space-before="0cm" text:min-label-width="0.762000cm" fo:margin-left="1.778000cm"/>
        <style:text-properties style:font-name="FreeSerif"/>
      </text:list-level-style-bullet>
      <text:list-level-style-bullet text:level="3" text:bullet-char="•">
        <style:list-level-properties fo:text-indent="0.000000cm" text:space-before="0cm" text:min-label-width="0.762000cm" fo:margin-left="3.048000cm"/>
        <style:text-properties style:font-name="FreeSerif"/>
      </text:list-level-style-bullet>
      <text:list-level-style-bullet text:level="4" text:bullet-char="•">
        <style:list-level-properties fo:text-indent="0.000000cm" text:space-before="0cm" text:min-label-width="0.762000cm" fo:margin-left="4.318000cm"/>
        <style:text-properties style:font-name="FreeSerif"/>
      </text:list-level-style-bullet>
      <text:list-level-style-bullet text:level="5" text:bullet-char="•">
        <style:list-level-properties fo:text-indent="0.000000cm" text:space-before="0cm" text:min-label-width="0.762000cm" fo:margin-left="5.588000cm"/>
        <style:text-properties style:font-name="FreeSerif"/>
      </text:list-level-style-bullet>
    </text:list-style>
    <text:list-style style:name="L4">
      <text:list-level-style-bullet text:level="1" text:bullet-char="•">
        <style:list-level-properties fo:text-indent="0.000000cm" text:space-before="0cm" text:min-label-width="0.762000cm" fo:margin-left="0.508000cm"/>
        <style:text-properties style:font-name="FreeSerif"/>
      </text:list-level-style-bullet>
    </text:list-style>
    <text:list-style style:name="L5">
      <text:list-level-style-bullet text:level="1" text:bullet-char="•">
        <style:list-level-properties fo:text-indent="0.000000cm" text:space-before="0cm" text:min-label-width="0.762000cm" fo:margin-left="0.508000cm"/>
        <style:text-properties style:font-name="FreeSerif"/>
      </text:list-level-style-bullet>
    </text:list-style>
    <text:list-style style:name="L6">
      <text:list-level-style-number text:level="1" style:num-format="1">
        <style:list-level-properties fo:text-indent="0.000000cm" text:space-before="0cm" text:min-label-width="0.635000cm" fo:margin-left="0.635000cm"/>
      </text:list-level-style-number>
    </text:list-style>
    <text:list-style style:name="L7">
      <text:list-level-style-bullet text:level="1" text:bullet-char="•">
        <style:list-level-properties fo:text-indent="0.000000cm" text:space-before="0cm" text:min-label-width="0.762000cm" fo:margin-left="0.508000cm"/>
        <style:text-properties style:font-name="FreeSerif"/>
      </text:list-level-style-bullet>
      <text:list-level-style-bullet text:level="2" text:bullet-char="•">
        <style:list-level-properties fo:text-indent="0.000000cm" text:space-before="0cm" text:min-label-width="0.762000cm" fo:margin-left="1.778000cm"/>
        <style:text-properties style:font-name="FreeSerif"/>
      </text:list-level-style-bullet>
    </text:list-style>
  </office:automatic-styles>
  <office:body>
    <office:text>
      <text:section text:style-name="Sect1" text:name="Section1">
        <text:p text:style-name="P1"/>
        <text:p text:style-name="P2">Cloud Computing 2013/2014</text:p>
        <text:p text:style-name="P3"/>
        <text:p text:style-name="P4">Mobile Network Information System</text:p>
        <text:p text:style-name="Preformatted-Text"/>
        <text:p text:style-name="Preformatted-Text"/>
        <text:p text:style-name="Preformatted-Text">Group Number 7</text:p>
        <text:p text:style-name="Preformatted-Text"/>
        <text:p text:style-name="Preformatted-Text">Fillipo Campagnaro<text:tab/><text:tab/>Rodrigo Bruno<text:tab/><text:tab/> Samuel Bernardo</text:p>
        <text:p text:style-name="Preformatted-Text">n. 77875<text:tab/><text:tab/><text:tab/><text:tab/>n. 67074<text:tab/><text:tab/><text:tab/> n. 46425</text:p>
        <text:p text:style-name="Preformatted-Text"><text:a xlink:href="mailto:filippocampagnaro@gmail.com">filippocampagnaro@gmail.com</text:a><text:tab/><text:a xlink:href="mailto:rodrigo.bruno@ist.utl.pt">rodrigo.bruno@ist.utl.pt</text:a> <text:a xlink:href="mailto:samuelbernardo@ist.utl.pt">samuelbernardo@ist.utl.pt</text:a> </text:p>
        <text:p text:style-name="Preformatted-Text"/>
        <text:p text:style-name="Preformatted-Text"/>
        <text:p text:style-name="Preformatted-Text"/>
        <text:p text:style-name="Preformatted-Text"><text:span text:style-name="T1">1. Introduction</text:span></text:p>
        <text:p text:style-name="Preformatted-Text"/>
        <text:p text:style-name="Preformatted-Text">This reports resumes the work done for the intermediate delivery and what is still to be done for the final delivery.</text:p>
        <text:p text:style-name="Preformatted-Text"/>
        <text:p text:style-name="Preformatted-Text"/>
        <text:p text:style-name="Preformatted-Text"/>
        <text:p text:style-name="Preformatted-Text"><text:span text:style-name="T1">2. Developed components</text:span></text:p>
        <text:p text:style-name="Preformatted-Text"/>
        <text:p text:style-name="Preformatted-Text"><text:span text:style-name="T2">Queries:</text:span></text:p>
        <text:list text:style-name="L1">
          <text:list-item>
            <text:p text:style-name="P5">MapReduce application implemented for the 3 queries;</text:p>
          </text:list-item>
          <text:list-item>
            <text:p text:style-name="P5">output data stored in postgres database;</text:p>
          </text:list-item>
          <text:list-item>
            <text:p text:style-name="P5">web application implemented and already presenting results for all queries;</text:p>
          </text:list-item>
        </text:list>
        <text:p text:style-name="Preformatted-Text"/>
        <text:p text:style-name="Preformatted-Text"><text:span text:style-name="T2">Used services:</text:span></text:p>
        <text:list text:style-name="L2">
          <text:list-item>
            <text:p text:style-name="P6">Hadoop service from RNL cluster, accessible in cluster.rnl.ist.utl.pt;</text:p>
          </text:list-item>
          <text:list-item>
            <text:p text:style-name="P6">PostgreSQL database service available at db.ist.utl.pt;</text:p>
          </text:list-item>
          <text:list-item>
            <text:p text:style-name="P6">web application available at <text:a xlink:href="http://web.ist.utl.pt/~ist177875/CN/">http://web.ist.utl.pt/~ist177875/CN/</text:a></text:p>
          </text:list-item>
        </text:list>
        <text:p text:style-name="Preformatted-Text"/>
        <text:p text:style-name="Preformatted-Text"/>
        <text:p text:style-name="Preformatted-Text"/>
        <text:p text:style-name="Preformatted-Text"><text:span text:style-name="T1">3. Solution Overview</text:span></text:p>
        <text:p text:style-name="Preformatted-Text"/>
        <text:p text:style-name="Preformatted-Text">3.1 Relevant components inside the delivered zip:</text:p>
        <text:p text:style-name="Preformatted-Text"/>
        <text:list text:style-name="L3">
          <text:list-item>
            <text:p text:style-name="P7"><text:span text:style-name="T3"/><text:span text:style-name="T4">src</text:span><text:span text:style-name="T3"> - the folder where all sources are;<text:tab/></text:span></text:p>
            <text:list>
              <text:list-item>
                <text:p text:style-name="P8"><text:span text:style-name="T3"> </text:span><text:span text:style-name="T4">project</text:span></text:p>
                <text:list>
                  <text:list-item>
                    <text:p text:style-name="P9"><text:span text:style-name="T3"/><text:span text:style-name="T4">db</text:span><text:span text:style-name="T3"> - holds the database table definition;</text:span></text:p>
                  </text:list-item>
                  <text:list-item>
                    <text:p text:style-name="P9"><text:span text:style-name="T3"/><text:span text:style-name="T4">mapred</text:span><text:span text:style-name="T3"> - holds the MapReduce implementation;</text:span></text:p>
                    <text:list>
                      <text:list-item>
                        <text:p text:style-name="P10"><text:span text:style-name="T3"/><text:span text:style-name="T4">Runner.java</text:span><text:span text:style-name="T3"> - main file, contains all the Hadoop classes;</text:span></text:p>
                      </text:list-item>
                      <text:list-item>
                        <text:p text:style-name="P10"><text:span text:style-name="T3"/><text:span text:style-name="T4">types.intermediate</text:span><text:span text:style-name="T3"> - contains the Key and Value pairs;</text:span></text:p>
                        <text:list>
                          <text:list-item>
                            <text:p text:style-name="P11"><text:span text:style-name="T3"/><text:span text:style-name="T4">IntermediateKey.java</text:span></text:p>
                          </text:list-item>
                          <text:list-item>
                            <text:p text:style-name="P11"><text:span text:style-name="T3"/><text:span text:style-name="T4">IntermediateValue.java</text:span></text:p>
                          </text:list-item>
                        </text:list>
                      </text:list-item>
                    </text:list>
                  </text:list-item>
                  <text:list-item>
                    <text:p text:style-name="P9"><text:span text:style-name="T3"/><text:span text:style-name="T4">website</text:span><text:span text:style-name="T3"> - files related to the website;</text:span></text:p>
                  </text:list-item>
                </text:list>
              </text:list-item>
            </text:list>
          </text:list-item>
          <text:list-item>
            <text:p text:style-name="P7"><text:span text:style-name="T3"/><text:span text:style-name="T4">build.xml</text:span><text:span text:style-name="T3"> - our Ant file (helps compiling and running the project remotely);</text:span></text:p>
          </text:list-item>
          <text:list-item>
            <text:p text:style-name="P7"><text:span text:style-name="T3"/><text:span text:style-name="T4">build.properties</text:span><text:span text:style-name="T3"> - some user configurations (used by build.xml);</text:span></text:p>
          </text:list-item>
          <text:list-item>
            <text:p text:style-name="P7"><text:span text:style-name="T3"/><text:span text:style-name="T4">input</text:span><text:span text:style-name="T3"> - folder where input logs should be placed;</text:span></text:p>
          </text:list-item>
          <text:list-item>
            <text:p text:style-name="P7"><text:span text:style-name="T3"/><text:span text:style-name="T4">libs</text:span><text:span text:style-name="T3"> - folder where external dependencies are placed;</text:span></text:p>
          </text:list-item>
          <text:list-item>
            <text:p text:style-name="P7"><text:span text:style-name="T3"/><text:span text:style-name="T4">docs</text:span><text:span text:style-name="T3"> - where this document is.</text:span></text:p>
          </text:list-item>
        </text:list>
        <text:p text:style-name="Preformatted-Text"/>
        <text:p text:style-name="Preformatted-Text">3.2 MapReduce implementation</text:p>
        <text:p text:style-name="Preformatted-Text"><text:tab/>The MapReduce application is implemented by extending several Hadoop classes. Here we leave some important notes that will help understanding our solution and why we designed as it is:</text:p>
        <text:list text:style-name="L4">
          <text:list-item>
            <text:p text:style-name="P12"><text:span text:style-name="T3">Our solution uses only one class for all Keys and one class for all Values (this way we can write more generic code). However the content is different and we have different ways of processing it.</text:span></text:p>
          </text:list-item>
        </text:list>
        <text:list text:style-name="L5">
          <text:list-item>
            <text:p text:style-name="P13"><text:span text:style-name="T3">We designed the &lt;Key,Value&gt; pairs in order avoid code changes for running with or without the Hadoop combiner;</text:span></text:p>
          </text:list-item>
          <text:list-item>
            <text:p text:style-name="P13"><text:span text:style-name="T3">We used a technique referenced by Hadoop documentation as Secondary Sort. We used it to sort all our values by query type, data, id and time but grouping them by query type, data and id;</text:span></text:p>
          </text:list-item>
          <text:list-item>
            <text:p text:style-name="P13"><text:span text:style-name="T3">We structured our application output in generic way so that it is independent from specific databases’ structure or features (like complex SQL select queries). As that being, all data can be stored inside only one table, assuring less data replication;</text:span></text:p>
          </text:list-item>
          <text:list-item>
            <text:p text:style-name="P13"><text:span text:style-name="T3">In order to store the processed log information we used implemented an SQLOutputFormat. This class uses a double operation transaction (update or insertion) to avoid conflicting requests for query 1 and 3 on the table. </text:span></text:p>
          </text:list-item>
        </text:list>
        <text:p text:style-name="Preformatted-Text"/>
        <text:p text:style-name="Preformatted-Text">3.3 Database</text:p>
        <text:p text:style-name="Preformatted-Text"/>
        <text:p text:style-name="Preformatted-Text">Table for logs storage is detailed as follows:</text:p>
        <text:p text:style-name="Preformatted-Text"/>
        <text:p text:style-name="Preformatted-Text"><text:span text:style-name="T5">create table logs</text:span></text:p>
        <text:p text:style-name="Preformatted-Text"><text:span text:style-name="T5">( </text:span></text:p>
        <text:p text:style-name="Preformatted-Text"><text:span text:style-name="T5">  date varchar(255) not null,</text:span></text:p>
        <text:p text:style-name="Preformatted-Text"><text:span text:style-name="T5">  id varchar(255) not null,</text:span></text:p>
        <text:p text:style-name="Preformatted-Text"><text:span text:style-name="T5">  number varchar(255) not null,</text:span></text:p>
        <text:p text:style-name="Preformatted-Text"><text:span text:style-name="T5">  value varchar(255),</text:span></text:p>
        <text:p text:style-name="Preformatted-Text"><text:span text:style-name="T5">  primary key(date,id,number)</text:span></text:p>
        <text:p text:style-name="Preformatted-Text"><text:span text:style-name="T5">);</text:span></text:p>
        <text:p text:style-name="Normal"/>
        <text:p text:style-name="Preformatted-Text"/>
        <text:p text:style-name="Preformatted-Text"><text:span text:style-name="T1">4. Run project</text:span></text:p>
        <text:p text:style-name="Preformatted-Text"/>
        <text:p text:style-name="Preformatted-Text">Project compilation and testing is supported by ant. File build.xml in project root have the details and build.properties the user defined options.</text:p>
        <text:p text:style-name="Preformatted-Text"/>
        <text:list text:style-name="L6">
          <text:list-item>
            <text:p text:style-name="P14">Start to uncompress the project file into a directory.</text:p>
          </text:list-item>
          <text:list-item>
            <text:p text:style-name="P15">Configure build.properties with the user preferences, such as username, password, workspace.input.dir (where is the input logs to be read by Hadoop in local computer) and local.input.dir (cluster afs home directory where input files will be temporary stored, so they can be copied to HDFS).</text:p>
          </text:list-item>
          <text:list-item>
            <text:p text:style-name="P14">Enter project directory and run “ant run”.</text:p>
          </text:list-item>
          <text:list-item>
            <text:p text:style-name="P14">At the end of the execution, the database was populated and queries can be verified using the web application. Example for query 2:</text:p>
          </text:list-item>
        </text:list>
        <text:p text:style-name="P16"/>
        <text:p text:style-name="P17"><text:span text:style-name="T6">http://web.ist.utl.pt/~ist177875/CN/query.php?id=C1&amp;date=2013-10-22&amp;time=18&amp;submit=query2</text:span></text:p>
        <text:p text:style-name="Text-body"/>
        <text:p text:style-name="Preformatted-Text">Note: since the given example input log file uses dates with ‘-’ format, queries should be done using the same format.</text:p>
        <text:p text:style-name="Preformatted-Text"/>
        <text:p text:style-name="Preformatted-Text"/>
        <text:p text:style-name="Preformatted-Text"><text:span text:style-name="T1">5. Future Enhancements </text:span></text:p>
        <text:p text:style-name="Preformatted-Text"/>
        <text:p text:style-name="Preformatted-Text"><text:span text:style-name="T7">For the next delivery we intend to develop these features:</text:span></text:p>
        <text:list text:style-name="L7">
          <text:list-item>
            <text:p text:style-name="P18"><text:span text:style-name="T3">test our project with another storage engines (no SQL databases) in a cloud platform;</text:span></text:p>
          </text:list-item>
          <text:list-item>
            <text:p text:style-name="P18"><text:span text:style-name="T3">implement a web application load balancer;</text:span></text:p>
          </text:list-item>
          <text:list-item>
            <text:p text:style-name="P18"><text:span text:style-name="T3">develop stress tests and evaluate our system using:</text:span></text:p>
            <text:list>
              <text:list-item>
                <text:p text:style-name="P19"><text:span text:style-name="T3">multiple reducer;</text:span></text:p>
              </text:list-item>
              <text:list-item>
                <text:p text:style-name="P19"><text:span text:style-name="T3">with and without Hadoop Combiner;</text:span></text:p>
              </text:list-item>
              <text:list-item>
                <text:p text:style-name="P19"><text:span text:style-name="T3">large logs;</text:span></text:p>
              </text:list-item>
              <text:list-item>
                <text:p text:style-name="P19"><text:span text:style-name="T3">stressing web application using multiple users at the same time.</text:span></text:p>
              </text:list-item>
            </text:list>
          </text:list-item>
        </text:list>
        <text:p text:style-name="Preformatted-Text"/>
        <text:p text:style-name="Preformatted-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OpenSymbol" svg:font-family="OpenSymbol"/>
    <style:font-face style:name="Droid Sans Mono" svg:font-family="Droid Sans Mono"/>
  </office:font-face-decls>
  <office:styles>
    <style:default-style style:family="paragraph">
      <style:paragraph-properties style:tab-stop-distance="0.4925in"/>
    </style:default-style>
    <style:style style:family="text" style:name="Internet-link-text" style:display-name="Internet link_text" style:next-style-name="Internet-link-text">
      <style:text-properties fo:color="#000080" style:text-underline-type="single"/>
    </style:style>
    <style:style style:family="text" style:name="Bullet-Symbols-text" style:display-name="Bullet Symbols_text" style:next-style-name="Bullet-Symbols-text">
      <style:text-properties style:font-name="OpenSymbol"/>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Normal" style:display-name="Normal">
      <style:paragraph-properties style:writing-mode="lr"/>
      <style:text-properties style:font-name="Times New Roman" fo:font-size="12pt" fo:language="en" fo:country="US"/>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Text-body" style:display-name="Text body" style:parent-style-name="Normal" style:next-style-name="Text-body">
      <style:paragraph-properties fo:margin-top="0in" fo:margin-bottom="0.0835in"/>
    </style:style>
    <style:style style:family="paragraph" style:name="Preformatted-Text" style:display-name="Preformatted Text" style:parent-style-name="Normal" style:next-style-name="Preformatted-Text">
      <style:paragraph-properties fo:margin-top="0in" fo:margin-bottom="0in"/>
      <style:text-properties style:font-name="Droid Sans Mono" fo:font-size="10pt"/>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date>2013-11-08T05:20:47</dc:date>
  </office:meta>
</office:document-meta>
</file>